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3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493cm" svg:height="3.683cm" svg:x="5.445cm" svg:y="6.588cm">
          <text:p text:style-name="P1">GUI 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2.667cm" svg:x="5.445cm" svg:y="12.938cm">
          <text:p text:style-name="P1">node.js</text:p>
          <text:p text:style-name="P1">server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667cm" svg:x="5.445cm" svg:y="16.367cm">
          <text:p text:style-name="P1">node.js</text:p>
          <text:p text:style-name="P1">server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56cm" svg:height="2.667cm" svg:x="5.445cm" svg:y="20.939cm">
          <text:p text:style-name="P1">node.js</text:p>
          <text:p text:style-name="P1">server</text:p>
          <text:p text:style-name="P1">insta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493cm" svg:height="3.683cm" svg:x="12.176cm" svg:y="13.065cm">
          <text:p text:style-name="P1">Portable Firefox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91cm" svg:y1="10.271cm" svg:x2="5.445cm" svg:y2="14.271cm" draw:start-shape="id1" draw:start-glue-point="2" draw:end-shape="id2" draw:end-glue-point="3" svg:d="m9191 10271v1333h-4247v2667h501" svg:viewBox="0 0 4248 4001">
          <text:p/>
        </draw:connector>
        <draw:connector draw:style-name="gr2" draw:text-style-name="P1" draw:layer="layout" svg:x1="5.445cm" svg:y1="14.271cm" svg:x2="5.445cm" svg:y2="17.7cm" draw:start-shape="id2" draw:start-glue-point="3" draw:end-shape="id3" draw:end-glue-point="3" svg:d="m5445 14271h-501v3429h501" svg:viewBox="0 0 502 3430">
          <text:p/>
        </draw:connector>
        <draw:connector draw:style-name="gr2" draw:text-style-name="P1" draw:layer="layout" svg:x1="5.445cm" svg:y1="17.7cm" svg:x2="5.445cm" svg:y2="22.272cm" draw:start-shape="id3" draw:start-glue-point="3" draw:end-shape="id4" svg:d="m5445 17700h-501v4572h501" svg:viewBox="0 0 502 4573">
          <text:p/>
        </draw:connector>
        <draw:frame draw:style-name="gr3" draw:layer="layout" svg:width="3.177cm" svg:height="3.095cm" svg:x="1.635cm" svg:y="12.383cm">
          <draw:text-box>
            <text:p>Process</text:p>
            <text:p>Control +</text:p>
            <text:p>config file</text:p>
            <text:p>mapping</text:p>
          </draw:text-box>
        </draw:frame>
        <draw:connector draw:style-name="gr2" draw:text-style-name="P1" draw:layer="layout" svg:x1="12.176cm" svg:y1="14.906cm" svg:x2="9.001cm" svg:y2="14.271cm" draw:start-shape="id5" draw:start-glue-point="3" draw:end-shape="id2" draw:end-glue-point="1" svg:d="m12176 14906h-1588v-635h-1587" svg:viewBox="0 0 3176 636">
          <text:p/>
        </draw:connector>
        <draw:connector draw:style-name="gr2" draw:text-style-name="P1" draw:layer="layout" svg:x1="9.001cm" svg:y1="17.7cm" svg:x2="12.176cm" svg:y2="14.906cm" draw:start-shape="id3" draw:start-glue-point="1" draw:end-shape="id5" svg:d="m9001 17700h1587v-2794h1588" svg:viewBox="0 0 3176 2795">
          <text:p/>
        </draw:connector>
        <draw:connector draw:style-name="gr2" draw:text-style-name="P1" draw:layer="layout" svg:x1="9.001cm" svg:y1="22.272cm" svg:x2="12.176cm" svg:y2="14.906cm" draw:start-shape="id4" draw:start-glue-point="1" draw:end-shape="id5" draw:end-glue-point="3" svg:d="m9001 22272h1587v-7366h1588" svg:viewBox="0 0 3176 7367">
          <text:p/>
        </draw:connector>
        <draw:frame draw:style-name="gr3" draw:layer="layout" svg:width="3cm" svg:height="1.673cm" svg:x="10.525cm" svg:y="18.123cm">
          <draw:text-box>
            <text:p>localhost</text:p>
            <text:p>sockets</text:p>
          </draw:text-box>
        </draw:frame>
        <draw:connector draw:style-name="gr2" draw:text-style-name="P1" draw:layer="layout" svg:x1="9.191cm" svg:y1="10.271cm" svg:x2="15.922cm" svg:y2="13.065cm" draw:start-shape="id1" draw:start-glue-point="2" draw:end-shape="id5" draw:end-glue-point="0" svg:d="m9191 10271v1396h6731v1398" svg:viewBox="0 0 6732 2795">
          <text:p/>
        </draw:connector>
        <draw:frame draw:style-name="gr3" draw:layer="layout" svg:width="2.792cm" svg:height="1.673cm" svg:x="14.208cm" svg:y="9.763cm">
          <draw:text-box>
            <text:p>Process</text:p>
            <text:p>Control</text:p>
          </draw:text-box>
        </draw:frame>
        <draw:frame draw:style-name="gr3" draw:text-style-name="P2" draw:layer="layout" svg:width="12.978cm" svg:height="2.453cm" svg:x="4.429cm" svg:y="1.254cm">
          <draw:text-box>
            <text:p><text:span text:style-name="T1">High Level System Control</text:span></text:p>
            <text:p><text:span text:style-name="T1">(Rev 1, External browser UI)</text:span></text:p>
          </draw:text-box>
        </draw:frame>
        <draw:custom-shape draw:style-name="gr1" draw:text-style-name="P1" xml:id="id6" draw:id="id6" draw:layer="layout" svg:width="3.175cm" svg:height="2.667cm" svg:x="1.381cm" svg:y="7.985cm">
          <text:p text:style-name="P1">instance</text:p>
          <text:p text:style-name="P1">json</text:p>
          <text:p text:style-name="P1">file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xml:id="id10" draw:id="id10" draw:layer="layout" svg:x1="4.027cm" svg:y1="9.319cm" svg:x2="5.445cm" svg:y2="8.429cm" draw:start-shape="id6" draw:start-glue-point="7" draw:end-shape="id1" draw:end-glue-point="3" svg:d="m4027 9319h973v-890h445" svg:viewBox="0 0 1419 891">
          <text:p/>
        </draw:connector>
        <draw:frame draw:style-name="gr3" draw:layer="layout" svg:width="1.213cm" svg:height="0.962cm" svg:x="6.645cm" svg:y="19.342cm">
          <draw:text-box>
            <text:p>....</text:p>
          </draw:text-box>
        </draw:frame>
        <draw:frame draw:style-name="gr3" draw:layer="layout" svg:width="13.812cm" svg:height="1.673cm" svg:x="4.302cm" svg:y="23.965cm">
          <draw:text-box>
            <text:p>*each node.js process is assigned a config.json</text:p>
            <text:p>file as a argument to the node process</text:p>
          </draw:text-box>
        </draw:frame>
        <draw:custom-shape draw:style-name="gr1" draw:text-style-name="P1" xml:id="id8" draw:id="id8" draw:layer="layout" svg:width="3.175cm" svg:height="2.667cm" svg:x="15.351cm" svg:y="3.921cm">
          <text:p text:style-name="P1">gui.json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9" draw:id="id9" draw:layer="layout" svg:width="4.699cm" svg:height="2.667cm" svg:x="1.254cm" svg:y="3.54cm">
          <text:p text:style-name="P1">template</text:p>
          <text:p text:style-name="P1">instance.json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7" draw:id="id7" draw:layer="layout" svg:width="3.175cm" svg:height="2.667cm" svg:x="15.351cm" svg:y="6.842cm">
          <text:p text:style-name="P1">config.json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15.351cm" svg:y1="8.176cm" svg:x2="12.938cm" svg:y2="8.429cm" draw:start-shape="id7" draw:start-glue-point="5" draw:end-shape="id1" svg:d="m15351 8176h-1207v253h-1206" svg:viewBox="0 0 2414 254">
          <text:p/>
        </draw:connector>
        <draw:connector draw:style-name="gr2" draw:text-style-name="P1" draw:layer="layout" svg:x1="15.351cm" svg:y1="5.255cm" svg:x2="12.938cm" svg:y2="8.429cm" draw:start-shape="id8" draw:start-glue-point="5" draw:end-shape="id1" draw:end-glue-point="1" svg:d="m15351 5255h-1207v3174h-1206" svg:viewBox="0 0 2414 3175">
          <text:p/>
        </draw:connector>
        <draw:connector draw:style-name="gr2" draw:text-style-name="P1" draw:layer="layout" svg:x1="3.604cm" svg:y1="6.207cm" svg:x2="5cm" svg:y2="8.429cm" draw:start-shape="id9" draw:start-glue-point="6" draw:end-shape="id10" draw:end-glue-point="0" svg:d="m3604 6207v1111h1396v1111" svg:viewBox="0 0 1397 2223">
          <text:p/>
        </draw:connector>
      </draw:page>
      <draw:page draw:name="page2" draw:style-name="dp1" draw:master-page-name="Default">
        <draw:frame draw:style-name="gr4" draw:layer="layout" svg:width="16.891cm" svg:height="1.565cm" svg:x="2.778cm" svg:y="1.381cm">
          <draw:text-box>
            <text:p><text:span text:style-name="T1">GUI Controller Main Window Layout</text:span></text:p>
          </draw:text-box>
        </draw:frame>
        <draw:custom-shape draw:style-name="gr5" draw:text-style-name="P1" draw:layer="layout" svg:width="16.891cm" svg:height="12.065cm" svg:x="2.651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15.732cm" svg:y="13.827cm">
          <text:p text:style-name="P1">Exi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3.667cm" svg:y="13.827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7cm" svg:x="3.286cm" svg:y="5.445cm">
          <text:p text:style-name="P1">Server Instance 1</text:p>
          <draw:enhanced-geometry svg:viewBox="0 0 21600 21600" draw:type="rectangle" draw:enhanced-path="M 0 0 L 21600 0 21600 21600 0 21600 0 0 Z N"/>
        </draw:custom-shape>
        <draw:frame draw:style-name="gr4" draw:layer="layout" svg:width="4.445cm" svg:height="1.565cm" svg:x="9.255cm" svg:y="3.667cm">
          <draw:text-box>
            <text:p><text:span text:style-name="T1">GUI.Title</text:span></text:p>
          </draw:text-box>
        </draw:frame>
        <draw:custom-shape draw:style-name="gr7" draw:text-style-name="P1" draw:layer="layout" svg:width="3.175cm" svg:height="1.27cm" svg:x="10.398cm" svg:y="5.44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14.462cm" svg:y="5.445cm">
          <text:p text:style-name="P1">Start/Sto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7cm" svg:x="3.286cm" svg:y="7.223cm">
          <text:p text:style-name="P1">Server Instance 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1.27cm" svg:x="10.398cm" svg:y="7.223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14.462cm" svg:y="7.223cm">
          <text:p text:style-name="P1">Start/Sto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7cm" svg:x="3.286cm" svg:y="8.874cm">
          <text:p text:style-name="P1">Server Instance 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1.27cm" svg:x="10.398cm" svg:y="8.874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14.462cm" svg:y="8.874cm">
          <text:p text:style-name="P1">Start/Stop</text:p>
          <draw:enhanced-geometry svg:viewBox="0 0 21600 21600" draw:type="rectangle" draw:enhanced-path="M 0 0 L 21600 0 21600 21600 0 21600 0 0 Z N"/>
        </draw:custom-shape>
        <draw:frame draw:style-name="gr3" draw:layer="layout" svg:width="17.457cm" svg:height="3.806cm" svg:x="2.708cm" svg:y="18.25cm">
          <draw:text-box>
            <text:p>Strings rendered on the GUI are controlled by the gui.json</text:p>
            <text:p>file (can be customized for particular use or language)</text:p>
            <text:p/>
            <text:p>-(Server Instance X) is a string configured by the user on the</text:p>
            <text:p>Configuration Page</text:p>
          </draw:text-box>
        </draw:frame>
      </draw:page>
      <draw:page draw:name="page3" draw:style-name="dp1" draw:master-page-name="Default">
        <draw:custom-shape draw:style-name="gr5" draw:text-style-name="P1" draw:layer="layout" svg:width="16.891cm" svg:height="12.065cm" svg:x="2.651cm" svg:y="3.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7.653cm" svg:height="1.565cm" svg:x="2.016cm" svg:y="1.381cm">
          <draw:text-box>
            <text:p><text:span text:style-name="T1">GUI Controller Config Window Layout</text:span></text:p>
          </draw:text-box>
        </draw:frame>
        <draw:custom-shape draw:style-name="gr6" draw:text-style-name="P1" draw:layer="layout" svg:width="3.175cm" svg:height="1.27cm" svg:x="15.732cm" svg:y="13.954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1.27cm" svg:x="3.286cm" svg:y="9.763cm">
          <text:p text:style-name="P1">Server Instance Name</text:p>
          <draw:enhanced-geometry svg:viewBox="0 0 21600 21600" draw:type="rectangle" draw:enhanced-path="M 0 0 L 21600 0 21600 21600 0 21600 0 0 Z N"/>
        </draw:custom-shape>
        <draw:frame draw:style-name="gr4" draw:layer="layout" svg:width="6.477cm" svg:height="1.565cm" svg:x="7.985cm" svg:y="3.667cm">
          <draw:text-box>
            <text:p><text:span text:style-name="T1">Configuration</text:span></text:p>
          </draw:text-box>
        </draw:frame>
        <draw:custom-shape draw:style-name="gr6" draw:text-style-name="P1" draw:layer="layout" svg:width="3.175cm" svg:height="1.27cm" svg:x="10.779cm" svg:y="9.763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1.27cm" svg:x="3.286cm" svg:y="12.811cm">
          <text:p text:style-name="P1">Start Listen Port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7.112cm" svg:height="1.27cm" svg:x="3.286cm" svg:y="6.334cm">
          <text:p text:style-name="P1">Server Instanc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24cm" svg:height="1.27cm" svg:x="10.398cm" svg:y="6.334cm">
          <text:p text:style-name="P3"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1.27cm" svg:x="12.43cm" svg:y="6.334cm">
          <text:p text:style-name="P1">Delete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62cm" svg:height="1.195cm" svg:x="3.286cm" svg:y="8.366cm">
          <draw:text-box>
            <text:p text:style-name="P4"><text:span text:style-name="T3">Add New Instance</text:span></text:p>
          </draw:text-box>
        </draw:frame>
        <draw:frame draw:style-name="gr8" draw:text-style-name="P4" draw:layer="layout" svg:width="7.62cm" svg:height="1.195cm" svg:x="3.286cm" svg:y="5.064cm">
          <draw:text-box>
            <text:p text:style-name="P4"><text:span text:style-name="T3">Select Instance</text:span></text:p>
          </draw:text-box>
        </draw:frame>
        <draw:custom-shape draw:style-name="gr6" draw:text-style-name="P1" xml:id="id12" draw:id="id12" draw:layer="layout" svg:width="3.175cm" svg:height="1.27cm" svg:x="14.589cm" svg:y="9.763cm">
          <text:p text:style-name="P1">Clon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445cm" svg:x1="6.842cm" svg:y1="7.604cm" svg:x2="16.176cm" svg:y2="9.763cm" draw:start-shape="id11" draw:start-glue-point="2" draw:end-shape="id12" draw:end-glue-point="0" svg:d="m6842 7604v635h9334v1524" svg:viewBox="0 0 9335 2160">
          <text:p/>
        </draw:connector>
        <draw:custom-shape draw:style-name="gr6" draw:text-style-name="P1" draw:layer="layout" svg:width="3.175cm" svg:height="1.27cm" svg:x="10.779cm" svg:y="12.811cm">
          <text:p text:style-name="P1">Set</text:p>
          <draw:enhanced-geometry svg:viewBox="0 0 21600 21600" draw:type="rectangle" draw:enhanced-path="M 0 0 L 21600 0 21600 21600 0 21600 0 0 Z N"/>
        </draw:custom-shape>
        <draw:frame draw:style-name="gr3" draw:layer="layout" svg:width="14.26cm" svg:height="3.095cm" svg:x="2.742cm" svg:y="16.367cm">
          <draw:text-box>
            <text:p>*Changing the Listening port will require stopping</text:p>
            <text:p>and starting all node.js processes</text:p>
            <text:p/>
            <text:p>*Start Listen Port is in config.json</text:p>
          </draw:text-box>
        </draw:frame>
        <draw:frame draw:style-name="gr8" draw:text-style-name="P4" draw:layer="layout" svg:width="7.62cm" svg:height="1.195cm" svg:x="3.286cm" svg:y="11.616cm">
          <draw:text-box>
            <text:p text:style-name="P4"><text:span text:style-name="T3">Set Listen 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5T12:46:23</meta:creation-date>
    <dc:date>2014-04-05T13:32:08</dc:date>
    <meta:editing-duration>PT14M44S</meta:editing-duration>
    <meta:editing-cycles>1</meta:editing-cycles>
    <meta:document-statistic meta:object-count="58"/>
    <meta:generator>LibreOffice/3.6$Linux_X86_64 LibreOffice_project/360m1$Build-3</meta:generator>
  </office:meta>
</office:document-meta>
</file>